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7.7cm" svg:height="2.2cm" svg:x="6.7cm" svg:y="2.2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9cm" svg:height="2.4cm" svg:x="1.1cm" svg:y="7.5cm">
          <text:p text:style-name="P1">kciSearchWindow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9cm" svg:height="2.3cm" svg:x="13cm" svg:y="6.9cm">
          <text:p text:style-name="P1">kciTextEdito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7cm" svg:y1="3.3cm" svg:x2="4.05cm" svg:y2="7.5cm" draw:start-shape="id1" draw:start-glue-point="6" draw:end-shape="id2" draw:end-glue-point="0" svg:d="m6700 3300h-2650v4200" svg:viewBox="0 0 2651 4201">
          <text:p text:style-name="P1">User</text:p>
          <text:p text:style-name="P1">Input</text:p>
        </draw:connector>
        <draw:connector draw:style-name="gr4" draw:text-style-name="P1" draw:layer="layout" draw:type="line" svg:x1="13.273cm" svg:y1="4.078cm" svg:x2="15.95cm" svg:y2="6.9cm" draw:start-shape="id1" draw:start-glue-point="9" draw:end-shape="id3" draw:end-glue-point="0" svg:d="m13273 4078 2677 2822" svg:viewBox="0 0 2678 2823">
          <text:p text:style-name="P1">Display/Edit</text:p>
        </draw:connector>
        <draw:custom-shape draw:style-name="gr5" draw:text-style-name="P1" xml:id="id4" draw:id="id4" draw:layer="layout" svg:width="3.9cm" svg:height="4.6cm" svg:x="8.2cm" svg:y="6.5cm">
          <text:p text:style-name="P1">Request</text:p>
          <text:p text:style-name="P1"/>
          <text:p text:style-name="P1">Search</text:p>
          <text:p text:style-name="P1">ShowPrev</text:p>
          <text:p text:style-name="P1">ShowNext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cm" svg:y1="8.7cm" svg:x2="8.2cm" svg:y2="8.8cm" draw:start-shape="id2" draw:start-glue-point="1" draw:end-shape="id4" draw:end-glue-point="3" svg:d="m7000 8700 1200 100" svg:viewBox="0 0 1201 101">
          <text:p/>
        </draw:connector>
        <draw:connector draw:style-name="gr6" draw:text-style-name="P1" draw:layer="layout" draw:type="line" svg:x1="12.1cm" svg:y1="8.8cm" svg:x2="13cm" svg:y2="8.05cm" draw:start-shape="id4" draw:start-glue-point="1" draw:end-shape="id3" draw:end-glue-point="3" svg:d="m12100 8800 900-750" svg:viewBox="0 0 901 751">
          <text:p/>
        </draw:connector>
        <draw:connector draw:style-name="gr6" draw:text-style-name="P1" draw:layer="layout" draw:type="line" svg:x1="15.95cm" svg:y1="9.2cm" svg:x2="10.25cm" svg:y2="17.2cm" draw:start-shape="id3" draw:start-glue-point="2" draw:end-shape="id5" draw:end-glue-point="0" svg:d="m15950 9200-5700 8000" svg:viewBox="0 0 5701 8001">
          <text:p/>
        </draw:connector>
        <draw:g>
          <draw:custom-shape draw:style-name="gr7" draw:text-style-name="P1" xml:id="id5" draw:id="id5" draw:layer="layout" svg:width="6.5cm" svg:height="4cm" svg:x="7cm" svg:y="17.2cm">
            <text:p text:style-name="P1">kciTextSearch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6cm" svg:height="1.7cm" svg:x="7.4cm" svg:y="18.8cm">
            <text:p text:style-name="P1">search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onnector draw:style-name="gr3" draw:text-style-name="P1" draw:layer="layout" svg:x1="13.5cm" svg:y1="19.2cm" svg:x2="18.9cm" svg:y2="8.05cm" draw:start-shape="id5" draw:start-glue-point="1" draw:end-shape="id3" draw:end-glue-point="1" svg:d="m13500 19200h5901v-11150h-501" svg:viewBox="0 0 5902 11151">
            <text:p/>
          </draw:connector>
          <draw:frame draw:style-name="gr8" draw:layer="layout" svg:width="2.462cm" svg:height="0.988cm" svg:x="15.4cm" svg:y="17.912cm">
            <draw:text-box>
              <text:p>Result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lm </meta:initial-creator>
    <meta:creation-date>2013-08-17T20:17:43</meta:creation-date>
    <dc:date>2013-08-18T00:49:39</dc:date>
    <dc:creator>wlm </dc:creator>
    <meta:editing-duration>PT2H22M38S</meta:editing-duration>
    <meta:editing-cycles>1</meta:editing-cycles>
    <meta:document-statistic meta:object-count="15"/>
    <meta:generator>LibreOffice/4.0.2.2$Linux_X86_64 LibreOffice_project/400m0$Build-2</meta:generator>
  </office:meta>
</office:document-meta>
</file>